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Latch kyun use hua hai fetchunitIn_MII mein?</text:p>
          </table:table-cell>
          <table:table-cell table:number-columns-repeated="9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 office:value-type="string" calcext:value-type="string">
            <text:p>pipelineTest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Cach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DecodeUnit_MII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 using all new files with a prefix “Toma_”</text:p>
          </table:table-cell>
          <table:table-cell table:number-columns-repeated="11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6:38:45.167681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12T21:37:15.109753815</dc:date>
    <meta:editing-duration>PT4H58M3S</meta:editing-duration>
    <meta:editing-cycles>19</meta:editing-cycles>
    <meta:document-statistic meta:table-count="1" meta:cell-count="40" meta:object-count="0"/>
  </office:meta>
</office:document-meta>
</file>